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Isabella Merlin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a0860b16-eafb-45fd-bcc8-edda50e9090c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Juli 2020</text:span>
    <text:span text:style-name="T5"> -</text:span>
    <text:span text:style-name="T4"> </text:span>
    <text:span text:style-name="T6">Juli 2021</text:span>
  </text:p>
              <text:p text:style-name="P3">Leitung der verschiedenen Teams der Abteilung für Erwachsenenbildung<text:line-break/>Beurteilung und Einstellung von Personal<text:line-break/>Genehmigung von Budgets für spezielle Bildungsprojekte</text:p>
              <text:p text:style-name="P3"/>
            </text:section>
            <text:section text:style-name="Sect1" text:name="4a07f6e1-a71e-4da6-b38a-ae3194c75992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<text:line-break/>Erstellung und Einführung von neuen Lernstrategien für Erwachsene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39d0ef71-4908-420a-8930-57b20546f44c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93b6084a-49b7-47ad-a2d4-3f6471287020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d390b03d-fc51-4324-94b8-d10cf2be6b71">
              <text:p text:style-name="P6"><text:span text:style-name="T17">Sprachen: </text:span>Deutsch: Muttersprache<text:line-break/>Französisch: Schriftlich &amp; Mündlich<text:line-break/>Italienisch: Grundkenntnisse</text:p>
            </text:section>
            <text:section text:style-name="Sect2" text:name="25c443dc-b35c-42a9-910a-aed96e384569">
              <text:p text:style-name="P6"><text:span text:style-name="T17">EDV: </text:span>Word, Excel, Photoshop, Linux, Outlook</text:p>
            </text:section>
            <text:section text:style-name="Sect2" text:name="164e539c-8b87-44a9-be81-90f8a84ea345">
              <text:p text:style-name="P6"><text:span text:style-name="T17">Erziehung: </text:span>Analysen erstellen von Sozialisation, Erziehung und Bildung<text:line-break/>Erstellen von Lernstrategien<text:line-break/>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abella Merli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